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4cm" svg:x2="19cm" svg:y2="4cm">
          <text:p/>
        </draw:line>
        <draw:line draw:style-name="gr2" draw:text-style-name="P1" draw:layer="layout" svg:x1="5cm" svg:y1="3.75cm" svg:x2="5cm" svg:y2="4.25cm">
          <text:p/>
        </draw:line>
        <draw:line draw:style-name="gr2" draw:text-style-name="P1" draw:layer="layout" svg:x1="9cm" svg:y1="3.75cm" svg:x2="9cm" svg:y2="4.25cm">
          <text:p/>
        </draw:line>
        <draw:line draw:style-name="gr2" draw:text-style-name="P1" draw:layer="layout" svg:x1="13cm" svg:y1="3.75cm" svg:x2="13cm" svg:y2="4.25cm">
          <text:p/>
        </draw:line>
        <draw:line draw:style-name="gr2" draw:text-style-name="P1" draw:layer="layout" svg:x1="17cm" svg:y1="3.75cm" svg:x2="17cm" svg:y2="4.25cm">
          <text:p/>
        </draw:line>
        <draw:line draw:style-name="gr1" draw:text-style-name="P1" draw:layer="layout" svg:x1="2.75cm" svg:y1="2.25cm" svg:x2="2.75cm" svg:y2="4cm">
          <text:p/>
        </draw:line>
        <draw:frame draw:style-name="gr3" draw:text-style-name="P2" draw:layer="layout" svg:width="2.581cm" svg:height="1.199cm" svg:x="1.919cm" svg:y="1.051cm">
          <draw:text-box>
            <text:p><text:span text:style-name="T1">Application</text:span><text:span text:style-name="T1"><text:line-break/></text:span><text:span text:style-name="T1">starts</text:span></text:p>
          </draw:text-box>
        </draw:frame>
        <draw:custom-shape draw:style-name="gr4" draw:text-style-name="P1" draw:layer="layout" svg:width="0.5cm" svg:height="0.5cm" svg:x="6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4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4cm" draw:transform="rotate (1.5707963267949) translate (5cm 5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3.88cm" svg:height="1.673cm" svg:x="5.12cm" svg:y="5.5cm">
          <draw:text-box>
            <text:p><text:span text:style-name="T1">Time unit</text:span><text:span text:style-name="T1"><text:line-break/></text:span><text:span text:style-name="T1">by system clock</text:span><text:span text:style-name="T1"><text:line-break/></text:span><text:span text:style-name="T1">(e.g. 15:05-15:06)</text:span></text:p>
          </draw:text-box>
        </draw:frame>
        <draw:line draw:style-name="gr1" draw:text-style-name="P1" draw:layer="layout" svg:x1="11cm" svg:y1="2.25cm" svg:x2="11cm" svg:y2="3.75cm">
          <text:p/>
        </draw:line>
        <draw:frame draw:style-name="gr3" draw:text-style-name="P2" draw:layer="layout" svg:width="2.653cm" svg:height="1.199cm" svg:x="9.847cm" svg:y="1.051cm">
          <draw:text-box>
            <text:p><text:span text:style-name="T1">Screenshot</text:span><text:span text:style-name="T1"><text:line-break/></text:span><text:span text:style-name="T1">is taken</text:span></text:p>
          </draw:text-box>
        </draw:frame>
        <draw:custom-shape draw:style-name="gr6" draw:text-style-name="P1" xml:id="id2" draw:id="id2" draw:layer="layout" svg:width="0.5cm" svg:height="0.5cm" svg:x="5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5cm" svg:height="0.5cm" svg:x="6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0.5cm" svg:height="0.5cm" svg:x="7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0.5cm" svg:height="0.5cm" svg:x="8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9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0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1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2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" draw:id="id1" draw:layer="layout" svg:width="3.736cm" svg:height="1.199cm" svg:x="5.25cm" svg:y="1.051cm">
          <draw:text-box>
            <text:p><text:span text:style-name="T1">Snapshot</text:span><text:span text:style-name="T1"><text:line-break/></text:span><text:span text:style-name="T1">(sample) is taken</text:span></text:p>
          </draw:text-box>
        </draw:frame>
        <draw:connector draw:style-name="gr1" draw:text-style-name="P1" draw:layer="layout" svg:x1="7.118cm" svg:y1="2.25cm" svg:x2="5.5cm" svg:y2="3.75cm" draw:start-shape="id1" draw:end-shape="id2" draw:end-glue-point="4" svg:d="m7118 2250v750h-1618v750" svg:viewBox="0 0 1619 1501">
          <text:p/>
        </draw:connector>
        <draw:connector draw:style-name="gr1" draw:text-style-name="P1" draw:layer="layout" svg:x1="7.118cm" svg:y1="2.25cm" svg:x2="6.5cm" svg:y2="3.75cm" draw:start-shape="id1" draw:start-glue-point="2" draw:end-shape="id3" draw:end-glue-point="4" svg:d="m7118 2250v750h-618v750" svg:viewBox="0 0 619 1501">
          <text:p/>
        </draw:connector>
        <draw:connector draw:style-name="gr1" draw:text-style-name="P1" draw:layer="layout" svg:x1="7.118cm" svg:y1="2.25cm" svg:x2="7.5cm" svg:y2="3.75cm" draw:start-shape="id1" draw:start-glue-point="2" draw:end-shape="id4" draw:end-glue-point="4" svg:d="m7118 2250v750h382v750" svg:viewBox="0 0 383 1501">
          <text:p/>
        </draw:connector>
        <draw:connector draw:style-name="gr1" draw:text-style-name="P1" draw:layer="layout" svg:x1="7.118cm" svg:y1="2.25cm" svg:x2="8.5cm" svg:y2="3.75cm" draw:start-shape="id1" draw:start-glue-point="2" draw:end-shape="id5" draw:end-glue-point="4" svg:d="m7118 2250v750h1382v750" svg:viewBox="0 0 1383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9T21:56:45.928000000</meta:creation-date>
    <dc:date>2014-06-29T22:28:28.564000000</dc:date>
    <meta:editing-duration>PT27M54S</meta:editing-duration>
    <meta:editing-cycles>7</meta:editing-cycles>
    <meta:generator>LibreOffice/4.1.0.4$Windows_x86 LibreOffice_project/89ea49ddacd9aa532507cbf852f2bb22b1ace28</meta:generator>
    <meta:document-statistic meta:object-count="27"/>
  </office:meta>
</office:document-meta>
</file>